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0.74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28pt" style:font-size-asian="28pt" style:font-size-complex="28pt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2">
      <style:table-cell-properties fo:border-bottom="none" fo:background-color="#666666" style:text-align-source="fix" style:repeat-content="false" fo:border-left="0.06pt solid #000000" fo:border-right="none" fo:border-top="0.06pt solid #000000"/>
      <style:paragraph-properties fo:text-align="start" fo:margin-left="0in"/>
      <style:text-properties fo:color="#ffffff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/>
    </style:style>
    <style:style style:name="ce11" style:family="table-cell" style:parent-style-name="Default">
      <style:table-cell-properties fo:background-color="#e6e6e6" fo:padding-bottom="0.0193in" fo:padding-left="0.0138in" fo:padding-right="0.0138in" fo:padding-top="0.0193in"/>
    </style:style>
    <style:style style:name="ce1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13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6" style:family="table-cell" style:parent-style-name="Default">
      <style:table-cell-properties fo:background-color="#666666"/>
      <style:text-properties fo:color="#ffffff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9" style:family="table-cell" style:parent-style-name="Default">
      <style:table-cell-properties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justify" fo:margin-left="0in"/>
    </style:style>
    <style:style style:name="ce22" style:family="table-cell" style:parent-style-name="Default" style:data-style-name="N122">
      <style:table-cell-properties fo:background-color="#666666"/>
      <style:text-properties fo:color="#ffffff"/>
    </style:style>
    <style:style style:name="ce23" style:family="table-cell" style:parent-style-name="Default" style:data-style-name="N123">
      <style:table-cell-properties fo:background-color="#666666"/>
      <style:text-properties fo:color="#ffffff"/>
    </style:style>
    <style:style style:name="ce24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  <style:text-properties fo:color="#ffffff"/>
    </style:style>
    <style:style style:name="ce2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/>
    </style:style>
    <style:style style:name="ce30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0.06pt solid #000000" fo:border-top="none"/>
    </style:style>
    <style:style style:name="ce31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22"/>
    <style:style style:name="ce39" style:family="table-cell" style:parent-style-name="Default" style:data-style-name="N122">
      <style:table-cell-properties fo:border-bottom="0.06pt solid #000000" fo:background-color="#e6e6e6" fo:border-left="none" fo:border-right="none" fo:border-top="0.06pt solid #000000"/>
    </style:style>
    <style:style style:name="ce40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122">
      <style:table-cell-properties style:vertical-align="top"/>
    </style:style>
    <style:style style:name="ce42" style:family="table-cell" style:parent-style-name="Default" style:data-style-name="N122">
      <style:table-cell-properties fo:border-bottom="0.06pt solid #000000" fo:border-left="none" fo:border-right="none" fo:border-top="none" style:vertical-align="top"/>
    </style:style>
    <style:style style:name="ce4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45" style:family="table-cell" style:parent-style-name="Default" style:data-style-name="N122">
      <style:table-cell-properties fo:background-color="#666666" fo:padding-bottom="0.0193in" fo:padding-left="0.0138in" fo:padding-right="0.0138in" fo:padding-top="0.0193in"/>
      <style:text-properties fo:color="#ffffff"/>
    </style:style>
    <style:style style:name="ce46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5 Dichte Fester Körper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Anhang B: Tabelle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Messumstände</text:p>
          </table:table-cell>
          <table:table-cell table:style-name="ce10" table:number-columns-repeated="2"/>
          <table:table-cell table:style-name="ce24" office:value-type="string" table:number-columns-spanned="2" table:number-rows-spanned="1">
            <text:p>Quelle</text:p>
          </table:table-cell>
          <table:covered-table-cell table:style-name="ce29"/>
          <table:table-cell table:number-columns-repeated="3"/>
        </table:table-row>
        <table:table-row table:style-name="ro2">
          <table:table-cell table:style-name="ce3" office:value-type="string">
            <text:p>Temperatur 22.0 +/- 0.5</text:p>
          </table:table-cell>
          <table:table-cell table:style-name="ce11" office:value-type="float" office:value="295.15">
            <text:p>295.15</text:p>
          </table:table-cell>
          <table:table-cell table:style-name="ce19" office:value-type="string">
            <text:p>K</text:p>
          </table:table-cell>
          <table:table-cell table:style-name="ce11" office:value-type="string">
            <text:p>Therm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ruck 52+48.6 +/- 0.1</text:p>
          </table:table-cell>
          <table:table-cell table:style-name="ce11" office:value-type="float" office:value="102600">
            <text:p>102600</text:p>
          </table:table-cell>
          <table:table-cell table:style-name="ce19" office:value-type="string">
            <text:p>pa</text:p>
          </table:table-cell>
          <table:table-cell table:style-name="ce11" office:value-type="string">
            <text:p>Bar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Systematische Messunsicherheit der Waage</text:p>
          </table:table-cell>
          <table:table-cell table:style-name="ce12" office:value-type="string">
            <text:p>+/- 0.2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Zufällige Messunsicherheit der Waage</text:p>
          </table:table-cell>
          <table:table-cell table:style-name="ce12" office:value-type="string">
            <text:p>+/- 0.1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ichte des Wassers lt. Diagramm in kg/m^3</text:p>
          </table:table-cell>
          <table:table-cell table:style-name="ce11" office:value-type="float" office:value="997.77">
            <text:p>997.77</text:p>
          </table:table-cell>
          <table:table-cell table:style-name="ce19" office:value-type="string">
            <text:p>kg/m^3</text:p>
          </table:table-cell>
          <table:table-cell table:style-name="ce11" office:value-type="string">
            <text:p>Nach Tabelle am Arbeitsplatz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Rs für trockene Luft</text:p>
          </table:table-cell>
          <table:table-cell table:style-name="ce11" office:value-type="float" office:value="287.058">
            <text:p>287.058</text:p>
          </table:table-cell>
          <table:table-cell table:style-name="ce19" office:value-type="string">
            <text:p>J/(kg*K)</text:p>
          </table:table-cell>
          <table:table-cell table:style-name="ce11" office:value-type="string">
            <text:p>Nach Wikipedia (DE)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4" office:value-type="string">
            <text:p>Luftdichte</text:p>
          </table:table-cell>
          <table:table-cell table:style-name="ce13" table:formula="of:=[.B4]/([.B3]*[.B8])" office:value-type="float" office:value="1.21097427806007">
            <text:p>1.2109742781</text:p>
          </table:table-cell>
          <table:table-cell table:style-name="ce20" office:value-type="string">
            <text:p>kg/m^3</text:p>
          </table:table-cell>
          <table:table-cell table:style-name="ce13" office:value-type="string">
            <text:p>Nach Formel aus Wikipedia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>
            <text:p>Messergebnisse (Masse in g)</text:p>
          </table:table-cell>
          <table:table-cell table:style-name="ce14" office:value-type="string" table:number-columns-spanned="3" table:number-rows-spanned="1">
            <text:p>Nach A.1 bis A.4 berechnete Werte</text:p>
          </table:table-cell>
          <table:covered-table-cell table:number-columns-repeated="2" table:style-name="ce21"/>
          <table:table-cell table:style-name="ce32" office:value-type="string" table:number-columns-spanned="4" table:number-rows-spanned="1">
            <text:p>Berechnung der Messunsicherheit</text:p>
          </table:table-cell>
          <table:covered-table-cell table:style-name="ce39"/>
          <table:covered-table-cell table:style-name="ce44"/>
          <table:covered-table-cell table:style-name="ce46"/>
        </table:table-row>
        <table:table-row table:style-name="ro4">
          <table:table-cell table:style-name="ce6" office:value-type="string">
            <text:p>Kupfer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string">
            <text:p>b</text:p>
          </table:table-cell>
          <table:table-cell table:style-name="ce16" office:value-type="string">
            <text:p>Mittelwert</text:p>
          </table:table-cell>
          <table:table-cell table:style-name="ce22" table:formula="of:=AVERAGE([.A12:.A17])" office:value-type="float" office:value="8.9939">
            <text:p>8.9939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12]+[.C28]-[.C44])-([.C12]*[.B7]-([.C44]-[.C28])*[.B9])/([.C12]+[.C28]-[.C44])^2" office:value-type="float" office:value="-7739.50344038726">
            <text:p>-7739.5034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8.9941">
            <text:p>8.9941</text:p>
          </table:table-cell>
          <table:table-cell table:style-name="ce16" office:value-type="string">
            <text:p>Dichte</text:p>
          </table:table-cell>
          <table:table-cell table:style-name="ce22" table:formula="of:=([.C12]*[.B7]/1000-([.C44]/1000-[.C28]/1000)*[.B9])/([.C12]/1000-([.C44]/1000-[.C28]/1000))" office:value-type="float" office:value="8843.17564579664">
            <text:p>8843.1756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12]+[.C28]-[.C44])-([.C12]*[.B7]-([.C44]-[.C28])*[.B9])/([.C12]+[.C28]-[.C44])^2" office:value-type="float" office:value="-8722.61028741898">
            <text:p>-8722.6103</text:p>
          </table:table-cell>
          <table:table-cell table:style-name="ce45" table:formula="of:=SQRT(([.F12]*[.C14])^2+([.F13]*[.C30])^2+([.F14]*[.C46])^2)" office:value-type="float" office:value="26.9189557523591">
            <text:p>26.9190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6" office:value-type="string">
            <text:p>Messunsicherheit u</text:p>
          </table:table-cell>
          <table:table-cell table:style-name="ce23" table:formula="of:=STDEVP([.A12:.A17])/SQRT(6)" office:value-type="float" office:value="0.0000683130051062381">
            <text:p>6.8313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12]+[.C28]-[.C44])-([.C12]*[.B7]-([.C44]-[.C28])*[.B9])/([.C12]+[.C28]-[.C44])^2" office:value-type="float" office:value="-8724.99954299464">
            <text:p>-8724.9995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8.9941">
            <text:p>8.9941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style-name="ce34" office:value-type="string" table:number-columns-spanned="2" table:number-rows-spanned="4">
            <text:p>(Partielle Ableitungen zur Fehlerfortpflanzung. Mit maxima berechnet.)</text:p>
          </table:table-cell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7">
            <text:p>8.9937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covered-table-cell table:style-name="ce36"/>
          <table:covered-table-cell table:style-name="ce42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Alu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ittelwert</text:p>
          </table:table-cell>
          <table:table-cell table:style-name="ce22" table:formula="of:=AVERAGE([.A20:.A25])" office:value-type="float" office:value="2.75055">
            <text:p>2.7506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20]+[.C28]-[.C36])-([.C20]*[.B7]-([.C36]-[.C28])*[.B9])/([.C20]+[.C28]-[.C36])^2" office:value-type="float" office:value="-1691.7227403264">
            <text:p>-1691.7227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2.7506">
            <text:p>2.7506</text:p>
          </table:table-cell>
          <table:table-cell table:style-name="ce16" office:value-type="string">
            <text:p>Dichte</text:p>
          </table:table-cell>
          <table:table-cell table:style-name="ce22" table:formula="of:=([.C20]*[.B7]/1000-([.C36]/1000-[.C28]/1000)*[.B9])/([.C20]/1000-([.C36]/1000-[.C28]/1000))" office:value-type="float" office:value="2709.79341321033">
            <text:p>2709.7934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20]+[.C28]-[.C36])-([.C20]*[.B7]-([.C36]-[.C28])*[.B9])/([.C20]+[.C28]-[.C36])^2" office:value-type="float" office:value="-2676.46486060499">
            <text:p>-2676.4649</text:p>
          </table:table-cell>
          <table:table-cell table:style-name="ce45" table:formula="of:=SQRT(([.F20]*[.C22])^2+([.F21]*[.C30])^2+([.F22]*[.C38])^2)" office:value-type="float" office:value="16.7875042529257">
            <text:p>16.7875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0:.A25])/SQRT(6)" office:value-type="float" office:value="0.0000204124145231456">
            <text:p>2.0412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20]+[.C28]-[.C36])-([.C20]*[.B7]-([.C36]-[.C28])*[.B9])/([.C20]+[.C28]-[.C36])^2" office:value-type="float" office:value="-2678.85809040353">
            <text:p>-2678.8581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table-cell table:style-name="ce37"/>
          <table:table-cell table:style-name="ce43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Pyknometer (voll)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1.5614">
            <text:p>51.5614</text:p>
          </table:table-cell>
          <table:table-cell table:style-name="ce16" office:value-type="string">
            <text:p>Mittelwert</text:p>
          </table:table-cell>
          <table:table-cell table:style-name="ce23" table:formula="of:=AVERAGE([.A28:.A33])" office:value-type="float" office:value="51.5760166666667">
            <text:p>5.1576E+01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776">
            <text:p>51.5776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3">
            <text:p>51.583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8:.A33])/SQRT(6)" office:value-type="float" office:value="0.0029741867858354">
            <text:p>2.9742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81">
            <text:p>51.581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03">
            <text:p>51.580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728">
            <text:p>51.572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Alu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3.3395">
            <text:p>53.3395</text:p>
          </table:table-cell>
          <table:table-cell table:style-name="ce16" office:value-type="string">
            <text:p>Mittelwert</text:p>
          </table:table-cell>
          <table:table-cell table:style-name="ce22" table:formula="of:=AVERAGE([.A36:.A41])" office:value-type="float" office:value="53.3145666666667">
            <text:p>53.3146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153">
            <text:p>53.315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2">
            <text:p>53.320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36:.A41])/SQRT(6)" office:value-type="float" office:value="0.00551732960098673">
            <text:p>5.5173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04">
            <text:p>53.304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121">
            <text:p>53.3121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2965">
            <text:p>53.2965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Kupfer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9.5539">
            <text:p>59.5539</text:p>
          </table:table-cell>
          <table:table-cell table:style-name="ce16" office:value-type="string">
            <text:p>Mittelwert</text:p>
          </table:table-cell>
          <table:table-cell table:style-name="ce22" table:formula="of:=AVERAGE([.A44:.A49])" office:value-type="float" office:value="59.5562333333333">
            <text:p>59.5562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48">
            <text:p>59.554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52">
            <text:p>59.5552</text:p>
          </table:table-cell>
          <table:table-cell table:style-name="ce16" office:value-type="string">
            <text:p>Messunsicherheit u</text:p>
          </table:table-cell>
          <table:table-cell table:style-name="ce23" table:formula="of:=STDEVP([.A44:.A49])/SQRT(6)" office:value-type="float" office:value="0.00082113291205442">
            <text:p>8.2113E-04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99">
            <text:p>59.5599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77">
            <text:p>59.5577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 office:value-type="float" office:value="59.5559">
            <text:p>59.5559</text:p>
          </table:table-cell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number:number-style style:name="N123">
      <number:scientific-number number:decimal-places="4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5in" fo:margin-bottom="0.75in" fo:margin-left="0.75in" fo:margin-right="0.75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2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2-22T12:12:41</dc:date>
    <meta:editing-duration>PT4H44S</meta:editing-duration>
    <meta:editing-cycles>97</meta:editing-cycles>
    <meta:generator>LibreOffice/3.4$Unix LibreOffice_project/340m1$Build-502</meta:generator>
    <meta:print-date>2012-02-07T15:24:23</meta:print-date>
    <meta:document-statistic meta:table-count="1" meta:cell-count="129" meta:object-count="0"/>
  </office:meta>
</office:document-meta>
</file>